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text-properties officeooo:paragraph-rsid="001dca24"/>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text-properties officeooo:rsid="001dca24" officeooo:paragraph-rsid="001dca2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7">"<text:span text:style-name="Strong_20_Emphasis">Dicen que existe un lugar antiguo, escondido más allá del tiempo, donde el Espíritu camina sobre un laberinto tejido de sí mismo.</text:span></text:p>
      <text:p text:style-name="P1">No hay muros de piedra en ese sitio, ni senderos de tierra o roca: el camino está hecho de decisiones, recuerdos y marcas invisibles que solo el alma puede leer. Allí, cada paso es un eco del anterior, y perder la memoria es perder el camino.</text:p>
      <text:p text:style-name="P1">Los sabios antiguos lo sabían: lo que no se recuerda, no existe. Y lo que no se puede volver a encontrar, se ha perdido para siempre. Por eso, en aquel laberinto, incluso el silencio era una marca. Incluso el error debía ser recordado.</text:p>
      <text:p text:style-name="P7">Porque si el Espíritu olvidaba dónde estaba, debía comenzar otra vez desde el principio."</text:p>
      <text:p text:style-name="Horizontal_20_Line"/>
      <text:h text:style-name="Heading_20_3" text:outline-level="3">3. La función de la memoria en un proceso de cálculo genérico</text:h>
      <text:p text:style-name="Text_20_body">Para comprender cómo actúa la memoria en un sistema inteligente, primero necesitamos entender cómo funciona cualquier proceso de cálculo. Independientemente de su complejidad, todo proceso de cálculo sigue una estructura común que puede ser descrita en términos de <text:span text:style-name="Strong_20_Emphasis">estados</text:span> y <text:span text:style-name="Strong_20_Emphasis">transformaciones</text:span>.</text:p>
      <text:h text:style-name="Heading_20_4" text:outline-level="4">3.1 El proceso de cálculo</text:h>
      <text:p text:style-name="Text_20_body">Un proceso de cálculo puede representarse como una serie de pasos que conducen desde un punto inicial hasta un resultado. Sus elementos fundamentales son:</text:p>
      <text:list xml:id="list1732273886" text:style-name="L1">
        <text:list-item>
          <text:p text:style-name="P2"><text:span text:style-name="Strong_20_Emphasis">Inicio</text:span>: el punto de partida, que contiene la información original del problema.</text:p>
        </text:list-item>
        <text:list-item>
          <text:p text:style-name="P2"><text:span text:style-name="Strong_20_Emphasis">Secuencia</text:span>: una cadena ordenada de pasos o etapas que se siguen para resolver el problema.</text:p>
        </text:list-item>
        <text:list-item>
          <text:p text:style-name="P2"><text:span text:style-name="Strong_20_Emphasis">Transformación</text:span>: en cada paso, la información del problema se modifica siguiendo ciertas reglas.</text:p>
        </text:list-item>
        <text:list-item>
          <text:p text:style-name="P2"><text:span text:style-name="Strong_20_Emphasis">Finalidad</text:span>: el estado final, que representa el resultado o la solución al problema planteado.</text:p>
        </text:list-item>
      </text:list>
      <text:h text:style-name="Heading_20_4" text:outline-level="4">3.2 El proceso de cálculo como una secuencia de estados</text:h>
      <text:p text:style-name="Text_20_body">Podemos imaginar este proceso como un viaje a través de diferentes <text:span text:style-name="Strong_20_Emphasis">estados</text:span>. Un estado es simplemente una fotografía del sistema en un momento determinado del cálculo. Existen tres tipos fundamentales de estados:</text:p>
      <text:list xml:id="list3295249817" text:style-name="L2">
        <text:list-item>
          <text:p text:style-name="P3"><text:span text:style-name="Strong_20_Emphasis">Estado inicial</text:span>: representa la situación original antes de comenzar cualquier operación.</text:p>
        </text:list-item>
        <text:list-item>
          <text:p text:style-name="P3"><text:span text:style-name="Strong_20_Emphasis">Estado final</text:span>: representa la solución alcanzada al terminar el cálculo.</text:p>
        </text:list-item>
        <text:list-item>
          <text:p text:style-name="P3"><text:span text:style-name="Strong_20_Emphasis">Estados intermedios</text:span>: todos los pasos por los que el sistema pasa entre el estado inicial y el estado final.</text:p>
        </text:list-item>
      </text:list>
      <text:p text:style-name="Text_20_body">Cada transformación que realizamos lleva al sistema de un estado a otro. Así, el cálculo avanza a través de esta cadena de estados, modificando la información progresivamente.</text:p>
      <text:h text:style-name="Heading_20_4" text:outline-level="4"><text:soft-page-break/>3.3 La información del contexto del problema</text:h>
      <text:p text:style-name="Text_20_body">Para que el proceso de cálculo comience, necesitamos una <text:span text:style-name="Strong_20_Emphasis">base de información</text:span> que describa el problema. Esta información inicial puede incluir números, condiciones, reglas, datos o cualquier otro detalle relevante. A lo largo del proceso, esta información será modificada paso a paso hasta convertirse en el resultado buscado.</text:p>
      <text:h text:style-name="Heading_20_4" text:outline-level="4">3.4 Transformar la información</text:h>
      <text:p text:style-name="Text_20_body">La transformación de la información no ocurre al azar: se realiza siguiendo reglas precisas que dependen del tipo de problema. En matemáticas, por ejemplo, estas reglas pueden ser <text:span text:style-name="Strong_20_Emphasis">operaciones</text:span> (como sumar o multiplicar), <text:span text:style-name="Strong_20_Emphasis">funciones</text:span>, o incluso <text:span text:style-name="Strong_20_Emphasis">algoritmos</text:span> más complejos.</text:p>
      <text:p text:style-name="Text_20_body">Cada vez que aplicamos una regla, modificamos el estado actual y generamos uno nuevo. Este encadenamiento de transformaciones es el corazón del cálculo.</text:p>
      <text:h text:style-name="Heading_20_4" text:outline-level="4">3.5 La función de la memoria en el proceso</text:h>
      <text:p text:style-name="Text_20_body">Aquí es donde entra en juego la <text:span text:style-name="Strong_20_Emphasis">memoria</text:span>. Para que un sistema pueda realizar un cálculo, necesita <text:span text:style-name="Strong_20_Emphasis">recordar</text:span> el estado actual en el que se encuentra. Esta memoria permite guardar la información intermedia entre una transformación y la siguiente.</text:p>
      <text:p text:style-name="Text_20_body">La memoria también permite <text:span text:style-name="Strong_20_Emphasis">retomar</text:span> el cálculo en cualquier momento, partiendo del estado actual, sin necesidad de comenzar desde el inicio. En resumen:</text:p>
      <text:list xml:id="list1131117945" text:style-name="L3">
        <text:list-item>
          <text:p text:style-name="P4">La memoria guarda el estado actual del proceso.</text:p>
        </text:list-item>
        <text:list-item>
          <text:p text:style-name="P4">Permite aplicar la transformación adecuada en cada etapa.</text:p>
        </text:list-item>
        <text:list-item>
          <text:p text:style-name="P4">Conserva la información mientras se avanza hacia el resultado.</text:p>
        </text:list-item>
      </text:list>
      <text:h text:style-name="Heading_20_4" text:outline-level="4">3.6 Ejemplo: suma de un listado de números</text:h>
      <text:p text:style-name="Text_20_body">Imaginemos un problema simple: sumar los números de una lista. Por ejemplo:<text:line-break/><text:span text:style-name="Strong_20_Emphasis">[2, 4, 6, 8]</text:span></text:p>
      <text:list xml:id="list1661866665" text:style-name="L4">
        <text:list-item>
          <text:p text:style-name="P5"><text:span text:style-name="Strong_20_Emphasis">Estado inicial</text:span>: suma parcial = 0, elementos pendientes = [2, 4, 6, 8]</text:p>
        </text:list-item>
        <text:list-item>
          <text:p text:style-name="P5"><text:span text:style-name="Strong_20_Emphasis">Primer paso</text:span>: suma parcial = 0 + 2 = 2, elementos pendientes = [4, 6, 8]</text:p>
        </text:list-item>
        <text:list-item>
          <text:p text:style-name="P5"><text:span text:style-name="Strong_20_Emphasis">Segundo paso</text:span>: suma parcial = 2 + 4 = 6, elementos pendientes = [6, 8]</text:p>
        </text:list-item>
        <text:list-item>
          <text:p text:style-name="P5"><text:span text:style-name="Strong_20_Emphasis">Tercer paso</text:span>: suma parcial = 6 + 6 = 12, elementos pendientes = [8]</text:p>
        </text:list-item>
        <text:list-item>
          <text:p text:style-name="P5"><text:span text:style-name="Strong_20_Emphasis">Cuarto paso</text:span>: suma parcial = 12 + 8 = 20, elementos pendientes = []</text:p>
        </text:list-item>
        <text:list-item>
          <text:p text:style-name="P5"><text:span text:style-name="Strong_20_Emphasis">Estado final</text:span>: suma parcial = 20 (resultado final)</text:p>
        </text:list-item>
      </text:list>
      <text:p text:style-name="Text_20_body">En cada paso del proceso, el estado actual contiene dos piezas de información:</text:p>
      <text:list xml:id="list955142370" text:style-name="L5">
        <text:list-item>
          <text:p text:style-name="P6">La suma parcial.</text:p>
        </text:list-item>
        <text:list-item>
          <text:p text:style-name="P6">Los números que quedan por sumar.</text:p>
        </text:list-item>
      </text:list>
      <text:p text:style-name="Text_20_body"><text:soft-page-break/><text:span text:style-name="Strong_20_Emphasis">La memoria</text:span> es la que permite conservar este estado de paso en paso. Sin memoria, no podríamos recordar cuánto hemos sumado ni qué números faltan.</text:p>
      <text:p text:style-name="Horizontal_20_Line"/>
      <text:p text:style-name="Text_20_body"/>
      <text:p text:style-name="P7">"<text:span text:style-name="Strong_20_Emphasis">Y aún se dice que el laberinto no tiene centro, ni salida, ni fin.</text:span></text:p>
      <text:p text:style-name="P1">Que no fue creado para escapar, sino para transformar. Que solo quienes recuerdan su andar pueden avanzar, y que todo lo demás se desvanece, como el humo ante los ojos del que no sabe quién es.</text:p>
      <text:p text:style-name="P7">Así, generación tras generación, el Espíritu dejó señales de sí en cada curva. Y todavía hoy, aquellos que caminan en la oscuridad pueden sentir, si se detienen a escuchar, los susurros de los que estuvieron antes. Como si alguien, en algún lugar, les recordara el siguiente pas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8T10:56:27.118000000</meta:creation-date>
    <dc:date>2025-07-29T18:30:28.838000000</dc:date>
    <meta:editing-duration>PT18M50S</meta:editing-duration>
    <meta:editing-cycles>2</meta:editing-cycles>
    <meta:generator>LibreOffice/7.3.5.2$Windows_X86_64 LibreOffice_project/184fe81b8c8c30d8b5082578aee2fed2ea847c01</meta:generator>
    <meta:document-statistic meta:table-count="0" meta:image-count="0" meta:object-count="0" meta:page-count="3" meta:paragraph-count="44" meta:word-count="853" meta:character-count="5059" meta:non-whitespace-character-count="4268"/>
  </office:meta>
</office:document-meta>
</file>